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416in"/>
    </style:style>
    <style:style style:name="TableColumn3" style:family="table-column">
      <style:table-column-properties style:column-width="6.7784in"/>
    </style:style>
    <style:style style:name="TableColumn4" style:family="table-column">
      <style:table-column-properties style:column-width="1.766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style:font-weight-complex="bold" fo:font-size="12pt" style:font-size-asian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size="12pt" style:font-size-asian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2pt" style:font-size-asian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size="12pt" style:font-size-asian="12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12pt" style:font-size-asian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2pt" style:font-size-asian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size="12pt" style:font-size-asian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size="12pt" style:font-size-asian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12pt" style:font-size-asian="12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font-size="12pt" style:font-size-asian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font-size="12pt" style:font-size-asian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size="12pt" style:font-size-asian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12pt" style:font-size-asian="12pt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size="12pt" style:font-size-asian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12pt" style:font-size-asian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size="12pt" style:font-size-asian="12pt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12pt" style:font-size-asian="12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font-size="12pt" style:font-size-asian="12pt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font-size="12pt" style:font-size-asian="12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fo:font-size="12pt" style:font-size-asian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size="12pt" style:font-size-asian="12pt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size="12pt" style:font-size-asian="12pt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font-size="12pt" style:font-size-asian="12pt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fo:font-size="12pt" style:font-size-asian="12pt"/>
    </style:style>
    <style:style style:name="TableRow96" style:family="table-row">
      <style:table-row-properties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font-size="12pt" style:font-size-asian="12pt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font-size="12pt" style:font-size-asian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BFBFB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fo:font-size="12pt" style:font-size-asian="12pt"/>
    </style:style>
    <style:style style:name="TableCell108" style:family="table-cell">
      <style:table-cell-properties fo:border="0.0069in solid #BFBFB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fo:font-size="12pt" style:font-size-asian="12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1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fo:font-size="12pt" style:font-size-asian="12pt"/>
    </style:style>
    <style:style style:name="TableCell1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fo:font-size="12pt" style:font-size-asian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/>
    </style:style>
    <style:style style:name="TableCell120" style:family="table-cell">
      <style:table-cell-properties fo:border="0.0069in solid #BFBFBF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fo:font-size="12pt" style:font-size-asian="12pt"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Uploaded</text:p>
          </table:table-cell>
          <table:table-cell table:style-name="TableCell15">
            <text:p text:style-name="P16">Wrzucony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ublished</text:p>
          </table:table-cell>
          <table:table-cell table:style-name="TableCell22">
            <text:p text:style-name="P23">Opublikowany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Hidden</text:p>
          </table:table-cell>
          <table:table-cell table:style-name="TableCell29">
            <text:p text:style-name="P30">Schowan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Removed</text:p>
          </table:table-cell>
          <table:table-cell table:style-name="TableCell36">
            <text:p text:style-name="P37">Usunięt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Active</text:p>
          </table:table-cell>
          <table:table-cell table:style-name="TableCell43">
            <text:p text:style-name="P44">Aktywny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Inactive</text:p>
          </table:table-cell>
          <table:table-cell table:style-name="TableCell50">
            <text:p text:style-name="P51">Nieaktywny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EmailNotProvided</text:p>
          </table:table-cell>
          <table:table-cell table:style-name="TableCell57">
            <text:p text:style-name="P58">Proszę podać<text:s/>adres mailowy.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PasswordNotProvided</text:p>
          </table:table-cell>
          <table:table-cell table:style-name="TableCell64">
            <text:p text:style-name="P65">Proszę podać hasło.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WrongPassword</text:p>
          </table:table-cell>
          <table:table-cell table:style-name="TableCell71">
            <text:p text:style-name="P72">Nieprawidłowe hasło.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UserNotFound</text:p>
          </table:table-cell>
          <table:table-cell table:style-name="TableCell78">
            <text:p text:style-name="P79">Nie znaleziono adresu mailowego.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OldNotProvided</text:p>
          </table:table-cell>
          <table:table-cell table:style-name="TableCell85">
            <text:p text:style-name="P86">Proszę podać stare hasło.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NewNotProvided</text:p>
          </table:table-cell>
          <table:table-cell table:style-name="TableCell92">
            <text:p text:style-name="P93">Proszę podać nowe hasło.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CompareNotProvided</text:p>
          </table:table-cell>
          <table:table-cell table:style-name="TableCell99">
            <text:p text:style-name="P100">Proszę<text:s/>powtórzyć nowe hasło.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PasswordDoNotMatch</text:p>
          </table:table-cell>
          <table:table-cell table:style-name="TableCell106">
            <text:p text:style-name="P107">Hasła nie są identyczne.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WrongOldPassword</text:p>
          </table:table-cell>
          <table:table-cell table:style-name="TableCell113">
            <text:p text:style-name="P114">Niezgodne dotychczasowe hasło.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BlogOwnerCannotBeDeleted</text:p>
          </table:table-cell>
          <table:table-cell table:style-name="TableCell120">
            <text:p text:style-name="P121">Nie można usunąć właściciela blogu.</text:p>
          </table:table-cell>
          <table:table-cell table:style-name="TableCell122">
            <text:p text:style-name="P12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5:00Z</meta:creation-date>
    <dc:date>2018-10-12T10:16:00Z</dc:date>
    <meta:template xlink:href="Normal.dotm" xlink:type="simple"/>
    <meta:editing-cycles>14</meta:editing-cycles>
    <meta:editing-duration>PT960S</meta:editing-duration>
    <meta:document-statistic meta:page-count="1" meta:paragraph-count="1" meta:word-count="89" meta:character-count="623" meta:row-count="4" meta:non-whitespace-character-count="535"/>
  </office:meta>
</office:document-meta>
</file>